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/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Problem: Lecture halls at Universities in the nation are looking to find a purpose in the Internet world.</text:p>
            <text:p/>
            <text:p>Goal: Implement the concept of multi-view displays through the use of augmented reality presentation tool(ARPT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Deci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ing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intainability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urity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roomA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9:55:55.729547406</meta:creation-date>
    <meta:generator>LibreOffice/5.1.6.2$Linux_X86_64 LibreOffice_project/10m0$Build-2</meta:generator>
    <dc:date>2019-01-15T16:51:31.149292850</dc:date>
    <meta:editing-duration>PT48M30S</meta:editing-duration>
    <meta:editing-cycles>3</meta:editing-cycles>
    <meta:document-statistic meta:object-count="57"/>
  </office:meta>
</office:document-meta>
</file>